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ptos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ableColumn3" style:family="table-column">
      <style:table-column-properties style:column-width="5.1916in"/>
    </style:style>
    <style:style style:name="Table2" style:family="table">
      <style:table-properties style:width="5.1916in" style:rel-width="8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0.0208in solid #156082" fo:border-bottom="none" fo:border-right="none" style:writing-mode="lr-tb" fo:padding-top="0.15in" fo:padding-left="0.0798in" fo:padding-bottom="0.15in" fo:padding-right="0.0798in"/>
    </style:style>
    <style:style style:name="T6" style:parent-style-name="DefaultParagraphFont" style:family="text">
      <style:text-properties fo:color="#0F4761" fo:font-size="12pt" style:font-size-asian="12pt" style:font-size-complex="12p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0.0208in solid #156082" fo:border-bottom="none" fo:border-right="none" style:writing-mode="lr-tb" fo:padding-top="0in" fo:padding-left="0.1in" fo:padding-bottom="0in" fo:padding-right="0.0798in"/>
    </style:style>
    <style:style style:name="P9" style:parent-style-name="NoSpacing" style:family="paragraph">
      <style:paragraph-properties fo:line-height="90%"/>
    </style:style>
    <style:style style:name="T10" style:parent-style-name="DefaultParagraphFont" style:family="text">
      <style:text-properties style:font-name="Aptos Display" style:font-name-asian="MS Gothic" style:font-name-complex="Times New Roman" fo:color="#156082" fo:font-size="44pt" style:font-size-asian="44pt" style:font-size-complex="44p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0.0208in solid #156082" fo:border-bottom="none" fo:border-right="none" style:writing-mode="lr-tb" fo:padding-top="0.15in" fo:padding-left="0.0798in" fo:padding-bottom="0.15in" fo:padding-right="0.0798in"/>
    </style:style>
    <style:style style:name="T13" style:parent-style-name="DefaultParagraphFont" style:family="text">
      <style:text-properties fo:color="#0F4761"/>
    </style:style>
    <style:style style:name="TableColumn15" style:family="table-column">
      <style:table-column-properties style:column-width="5.0138in"/>
    </style:style>
    <style:style style:name="Table14" style:family="table">
      <style:table-properties style:width="5.0138in" style:rel-width="77.14%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.15in" fo:padding-left="0.0798in" fo:padding-bottom="0.15in" fo:padding-right="0.0798in"/>
    </style:style>
    <style:style style:name="P18" style:parent-style-name="NoSpacing" style:family="paragraph">
      <style:text-properties fo:color="#156082"/>
    </style:style>
    <style:style style:name="P19" style:parent-style-name="Normal" style:family="paragraph">
      <style:paragraph-properties fo:break-before="page"/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3229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3229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3229in"/>
        </style:tab-stops>
      </style:paragraph-properties>
    </style:style>
    <style:style style:name="P23" style:parent-style-name="TOC3" style:family="paragraph">
      <style:paragraph-properties>
        <style:tab-stops>
          <style:tab-stop style:type="right" style:leader-style="dotted" style:leader-text="." style:position="6.1562in"/>
        </style:tab-stops>
      </style:paragraph-properties>
    </style:style>
    <style:style style:name="P24" style:parent-style-name="TOC3" style:family="paragraph">
      <style:paragraph-properties>
        <style:tab-stops>
          <style:tab-stop style:type="right" style:leader-style="dotted" style:leader-text="." style:position="6.1562in"/>
        </style:tab-stops>
      </style:paragraph-properties>
    </style:style>
    <style:style style:name="P25" style:parent-style-name="TOC3" style:family="paragraph">
      <style:paragraph-properties>
        <style:tab-stops>
          <style:tab-stop style:type="right" style:leader-style="dotted" style:leader-text="." style:position="6.1562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3229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3229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3229in"/>
        </style:tab-stops>
      </style:paragraph-properties>
    </style:style>
    <style:style style:name="P29" style:parent-style-name="Normal" style:family="paragraph">
      <style:paragraph-properties fo:break-before="page"/>
    </style:style>
    <style:style style:name="P30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3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2" style:parent-style-name="Normal" style:family="paragraph">
      <style:paragraph-properties fo:margin-top="0.1666in" fo:margin-bottom="0.1666in"/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T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7" style:parent-style-name="DefaultParagraphFont" style:family="text">
      <style:text-properties style:font-name="Aptos" style:font-name-asian="Aptos" style:font-name-complex="Aptos"/>
    </style:style>
    <style:style style:name="T38" style:parent-style-name="DefaultParagraphFont" style:family="text">
      <style:text-properties style:font-name="Aptos" style:font-name-asian="Aptos" style:font-name-complex="Aptos"/>
    </style:style>
    <style:style style:name="T39" style:parent-style-name="DefaultParagraphFont" style:family="text">
      <style:text-properties style:font-name="Aptos" style:font-name-asian="Aptos" style:font-name-complex="Aptos"/>
    </style:style>
    <style:style style:name="T40" style:parent-style-name="DefaultParagraphFont" style:family="text">
      <style:text-properties style:font-name="Aptos" style:font-name-asian="Aptos" style:font-name-complex="Aptos"/>
    </style:style>
    <style:style style:name="T41" style:parent-style-name="DefaultParagraphFont" style:family="text">
      <style:text-properties style:font-name="Aptos" style:font-name-asian="Aptos" style:font-name-complex="Aptos"/>
    </style:style>
    <style:style style:name="T42" style:parent-style-name="DefaultParagraphFont" style:family="text">
      <style:text-properties style:font-name="Aptos" style:font-name-asian="Aptos" style:font-name-complex="Aptos"/>
    </style:style>
    <style:style style:name="T43" style:parent-style-name="DefaultParagraphFont" style:family="text">
      <style:text-properties style:font-name="Aptos" style:font-name-asian="Aptos" style:font-name-complex="Aptos"/>
    </style:style>
    <style:style style:name="T44" style:parent-style-name="DefaultParagraphFont" style:family="text">
      <style:text-properties style:font-name="Aptos" style:font-name-asian="Aptos" style:font-name-complex="Aptos"/>
    </style:style>
    <style:style style:name="T45" style:parent-style-name="DefaultParagraphFont" style:family="text">
      <style:text-properties style:font-name="Aptos" style:font-name-asian="Aptos" style:font-name-complex="Aptos"/>
    </style:style>
    <style:style style:name="T46" style:parent-style-name="DefaultParagraphFont" style:family="text">
      <style:text-properties style:font-name="Aptos" style:font-name-asian="Aptos" style:font-name-complex="Aptos"/>
    </style:style>
    <style:style style:name="T47" style:parent-style-name="DefaultParagraphFont" style:family="text">
      <style:text-properties style:font-name="Aptos" style:font-name-asian="Aptos" style:font-name-complex="Aptos"/>
    </style:style>
    <style:style style:name="T48" style:parent-style-name="DefaultParagraphFont" style:family="text">
      <style:text-properties style:font-name="Aptos" style:font-name-asian="Aptos" style:font-name-complex="Aptos"/>
    </style:style>
    <style:style style:name="T49" style:parent-style-name="DefaultParagraphFont" style:family="text">
      <style:text-properties style:font-name="Aptos" style:font-name-asian="Aptos" style:font-name-complex="Aptos"/>
    </style:style>
    <style:style style:name="T50" style:parent-style-name="DefaultParagraphFont" style:family="text">
      <style:text-properties style:font-name="Aptos" style:font-name-asian="Aptos" style:font-name-complex="Aptos"/>
    </style:style>
    <style:style style:name="T51" style:parent-style-name="DefaultParagraphFont" style:family="text">
      <style:text-properties style:font-name="Aptos" style:font-name-asian="Aptos" style:font-name-complex="Aptos"/>
    </style:style>
    <style:style style:name="P5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9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60" style:parent-style-name="Normal" style:family="paragraph">
      <style:paragraph-properties fo:margin-top="0.1666in" fo:margin-bottom="0.1666in"/>
    </style:style>
    <style:style style:name="T61" style:parent-style-name="DefaultParagraphFont" style:family="text">
      <style:text-properties style:font-name="Aptos" style:font-name-asian="Aptos" style:font-name-complex="Aptos"/>
    </style:style>
    <style:style style:name="P62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8" style:parent-style-name="Normal" style:family="paragraph">
      <style:paragraph-properties fo:margin-top="0.1666in" fo:margin-bottom="0.1666in"/>
    </style:style>
    <style:style style:name="T69" style:parent-style-name="DefaultParagraphFont" style:family="text">
      <style:text-properties style:font-name="Aptos" style:font-name-asian="Aptos" style:font-name-complex="Aptos"/>
    </style:style>
    <style:style style:name="P70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71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/>
    </style:style>
    <style:style style:name="P72" style:parent-style-name="Normal" style:family="paragraph">
      <style:paragraph-properties fo:margin-top="0.1666in" fo:margin-bottom="0.1666in"/>
    </style:style>
    <style:style style:name="T73" style:parent-style-name="DefaultParagraphFont" style:family="text">
      <style:text-properties style:font-name="Aptos" style:font-name-asian="Aptos" style:font-name-complex="Aptos"/>
    </style:style>
    <style:style style:name="T7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5" style:parent-style-name="DefaultParagraphFont" style:family="text">
      <style:text-properties style:font-name="Aptos" style:font-name-asian="Aptos" style:font-name-complex="Aptos"/>
    </style:style>
    <style:style style:name="T76" style:parent-style-name="DefaultParagraphFont" style:family="text">
      <style:text-properties style:font-name="Aptos" style:font-name-asian="Aptos" style:font-name-complex="Aptos"/>
    </style:style>
    <style:style style:name="T77" style:parent-style-name="DefaultParagraphFont" style:family="text">
      <style:text-properties style:font-name="Aptos" style:font-name-asian="Aptos" style:font-name-complex="Aptos"/>
    </style:style>
    <style:style style:name="P78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79" style:parent-style-name="ListParagraph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Aptos" style:font-name-asian="Aptos" style:font-name-complex="Aptos"/>
    </style:style>
    <style:style style:name="T8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2" style:parent-style-name="DefaultParagraphFont" style:family="text">
      <style:text-properties style:font-name="Aptos" style:font-name-asian="Aptos" style:font-name-complex="Aptos"/>
    </style:style>
    <style:style style:name="P83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84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85" style:parent-style-name="ListParagraph" style:family="paragraph">
      <style:paragraph-properties fo:margin-top="0.1666in" fo:margin-bottom="0.1666in"/>
    </style:style>
    <style:style style:name="T86" style:parent-style-name="DefaultParagraphFont" style:family="text">
      <style:text-properties style:font-name="Aptos" style:font-name-asian="Aptos" style:font-name-complex="Aptos"/>
    </style:style>
    <style:style style:name="T8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8" style:parent-style-name="DefaultParagraphFont" style:family="text">
      <style:text-properties style:font-name="Aptos" style:font-name-asian="Aptos" style:font-name-complex="Aptos"/>
    </style:style>
    <style:style style:name="T89" style:parent-style-name="DefaultParagraphFont" style:family="text">
      <style:text-properties style:font-name="Aptos" style:font-name-asian="Aptos" style:font-name-complex="Aptos"/>
    </style:style>
    <style:style style:name="P90" style:parent-style-name="Normal" style:family="paragraph">
      <style:text-properties style:font-name="Aptos" style:font-name-asian="Aptos" style:font-name-complex="Aptos"/>
    </style:style>
    <style:style style:name="P91" style:parent-style-name="ListParagraph" style:family="paragraph">
      <style:text-properties style:font-name="Aptos" style:font-name-asian="Aptos" style:font-name-complex="Aptos"/>
    </style:style>
    <style:style style:name="P92" style:parent-style-name="ListParagraph" style:family="paragraph">
      <style:text-properties style:font-name="Aptos" style:font-name-asian="Aptos" style:font-name-complex="Aptos"/>
    </style:style>
    <style:style style:name="P93" style:parent-style-name="ListParagraph" style:family="paragraph">
      <style:text-properties style:font-name="Aptos" style:font-name-asian="Aptos" style:font-name-complex="Aptos"/>
    </style:style>
    <style:style style:name="P94" style:parent-style-name="ListParagraph" style:family="paragraph">
      <style:text-properties style:font-name="Aptos" style:font-name-asian="Aptos" style:font-name-complex="Aptos"/>
    </style:style>
    <style:style style:name="P95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96" style:parent-style-name="ListParagraph" style:family="paragraph"/>
    <style:style style:name="P97" style:parent-style-name="ListParagraph" style:family="paragraph"/>
    <style:style style:name="TableColumn99" style:family="table-column">
      <style:table-column-properties style:column-width="6.0041in"/>
    </style:style>
    <style:style style:name="Table98" style:family="table">
      <style:table-properties style:width="6.0041in" fo:margin-left="0.4888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0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0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0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0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0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0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0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1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1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1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1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14" style:parent-style-name="ListParagraph" style:family="paragraph"/>
    <style:style style:name="TableColumn116" style:family="table-column">
      <style:table-column-properties style:column-width="5.993in"/>
    </style:style>
    <style:style style:name="Table115" style:family="table">
      <style:table-properties style:width="5.993in" fo:margin-left="0.5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margin-bottom="0in" fo:line-height="100%"/>
      <style:text-properties fo:language="en" fo:country="SG"/>
    </style:style>
    <style:style style:name="P146" style:parent-style-name="Normal" style:family="paragraph">
      <style:paragraph-properties fo:margin-bottom="0in" fo:line-height="100%"/>
      <style:text-properties fo:language="en" fo:country="SG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fo:language="en" fo:country="SG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fo:language="en" fo:country="SG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P153" style:parent-style-name="Normal" style:family="paragraph">
      <style:paragraph-properties fo:margin-bottom="0in" fo:line-height="100%"/>
    </style:style>
    <style:style style:name="P154" style:parent-style-name="Normal" style:family="paragraph">
      <style:paragraph-properties fo:margin-bottom="0in" fo:line-height="100%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</style:style>
    <style:style style:name="P157" style:parent-style-name="Normal" style:family="paragraph">
      <style:paragraph-properties fo:margin-bottom="0in" fo:line-height="100%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paragraph-properties fo:margin-bottom="0in" fo:line-height="100%"/>
    </style:style>
    <style:style style:name="P160" style:parent-style-name="Normal" style:family="paragraph">
      <style:paragraph-properties fo:margin-bottom="0in" fo:line-height="100%"/>
    </style:style>
    <style:style style:name="P161" style:parent-style-name="Normal" style:family="paragraph">
      <style:paragraph-properties fo:margin-bottom="0in" fo:line-height="100%"/>
    </style:style>
    <style:style style:name="P162" style:parent-style-name="Normal" style:family="paragraph">
      <style:paragraph-properties fo:margin-bottom="0in" fo:line-height="100%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margin-bottom="0in" fo:line-height="100%"/>
    </style:style>
    <style:style style:name="P167" style:parent-style-name="Normal" style:family="paragraph">
      <style:paragraph-properties fo:margin-bottom="0in" fo:line-height="100%"/>
    </style:style>
    <style:style style:name="P168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/>
    </style:style>
    <style:style style:name="P169" style:parent-style-name="Normal" style:family="paragraph">
      <style:paragraph-properties fo:margin-top="0.1666in" fo:margin-bottom="0.1666in"/>
    </style:style>
    <style:style style:name="T170" style:parent-style-name="DefaultParagraphFont" style:family="text">
      <style:text-properties style:font-name="Aptos" style:font-name-asian="Aptos" style:font-name-complex="Aptos"/>
    </style:style>
    <style:style style:name="P171" style:parent-style-name="Normal" style:family="paragraph">
      <style:paragraph-properties fo:margin-top="0.1666in" fo:margin-bottom="0.1666in"/>
    </style:style>
    <style:style style:name="T172" style:parent-style-name="DefaultParagraphFont" style:family="text">
      <style:text-properties style:font-name="Aptos" style:font-name-asian="Aptos" style:font-name-complex="Aptos"/>
    </style:style>
    <style:style style:name="TableColumn174" style:family="table-column">
      <style:table-column-properties style:column-width="0.9569in"/>
    </style:style>
    <style:style style:name="TableColumn175" style:family="table-column">
      <style:table-column-properties style:column-width="5.6354in"/>
    </style:style>
    <style:style style:name="Table173" style:family="table">
      <style:table-properties style:width="6.5923in" fo:margin-left="0in" table:align="left"/>
    </style:style>
    <style:style style:name="TableRow176" style:family="table-row">
      <style:table-row-properties style:min-row-height="0.2083in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ableRow183" style:family="table-row">
      <style:table-row-properties style:min-row-height="0.2083in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margin-bottom="0in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paragraph-properties fo:margin-bottom="0in"/>
    </style:style>
    <style:style style:name="TableRow189" style:family="table-row">
      <style:table-row-properties style:min-row-height="0.2083in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margin-bottom="0in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margin-bottom="0in"/>
    </style:style>
    <style:style style:name="P196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/>
    </style:style>
    <style:style style:name="P197" style:parent-style-name="Normal" style:family="paragraph">
      <style:paragraph-properties fo:margin-top="0.1666in" fo:margin-bottom="0.1666in"/>
    </style:style>
    <style:style style:name="T198" style:parent-style-name="DefaultParagraphFont" style:family="text">
      <style:text-properties style:font-name="Aptos" style:font-name-asian="Aptos" style:font-name-complex="Aptos"/>
    </style:style>
    <style:style style:name="P199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0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1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2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6" style:parent-style-name="Normal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color="#0F4761" fo:font-size="18pt" style:font-size-asian="18pt" style:font-size-complex="18pt"/>
    </style:style>
    <style:style style:name="P207" style:parent-style-name="Normal" style:family="paragraph">
      <style:paragraph-properties fo:margin-top="0.1666in" fo:margin-bottom="0.1666in"/>
    </style:style>
    <style:style style:name="T208" style:parent-style-name="DefaultParagraphFont" style:family="text">
      <style:text-properties style:font-name="Aptos" style:font-name-asian="Aptos" style:font-name-complex="Aptos"/>
    </style:style>
    <style:style style:name="T209" style:parent-style-name="DefaultParagraphFont" style:family="text">
      <style:text-properties style:font-name="Aptos" style:font-name-asian="Aptos" style:font-name-complex="Aptos"/>
    </style:style>
    <style:style style:name="T210" style:parent-style-name="DefaultParagraphFont" style:family="text">
      <style:text-properties style:font-name="Aptos" style:font-name-asian="Aptos" style:font-name-complex="Aptos"/>
    </style:style>
    <style:style style:name="T211" style:parent-style-name="DefaultParagraphFont" style:family="text">
      <style:text-properties style:font-name="Aptos" style:font-name-asian="Aptos" style:font-name-complex="Aptos"/>
    </style:style>
    <style:style style:name="P212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8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19" style:parent-style-name="Normal" style:family="paragraph">
      <style:paragraph-properties fo:margin-top="0.1666in" fo:margin-bottom="0.1666in"/>
    </style:style>
    <style:style style:name="T220" style:parent-style-name="DefaultParagraphFont" style:family="text">
      <style:text-properties style:font-name="Aptos" style:font-name-asian="Aptos" style:font-name-complex="Aptos"/>
    </style:style>
    <style:style style:name="P221" style:parent-style-name="Normal" style:family="paragraph">
      <style:paragraph-properties fo:margin-top="0.1666in" fo:margin-bottom="0.1666in"/>
    </style:style>
    <style:style style:name="T222" style:parent-style-name="DefaultParagraphFont" style:family="text">
      <style:text-properties style:font-name="Aptos" style:font-name-asian="Aptos" style:font-name-complex="Aptos"/>
    </style:style>
    <style:style style:name="P22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9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TableColumn231" style:family="table-column">
      <style:table-column-properties style:column-width="0.9312in"/>
    </style:style>
    <style:style style:name="TableColumn232" style:family="table-column">
      <style:table-column-properties style:column-width="3.5187in"/>
    </style:style>
    <style:style style:name="TableColumn233" style:family="table-column">
      <style:table-column-properties style:column-width="2.043in"/>
    </style:style>
    <style:style style:name="Table230" style:family="table">
      <style:table-properties style:width="6.493in" fo:margin-left="0in" table:align="left"/>
    </style:style>
    <style:style style:name="TableRow234" style:family="table-row">
      <style:table-row-properties style:min-row-height="0.2083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Row241" style:family="table-row">
      <style:table-row-properties style:min-row-height="0.2083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font-name="Aptos" style:font-name-asian="Aptos" style:font-name-complex="Aptos"/>
    </style:style>
    <style:style style:name="TableRow249" style:family="table-row">
      <style:table-row-properties style:min-row-height="0.2083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256" style:family="table-row">
      <style:table-row-properties style:min-row-height="0.2083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263" style:family="table-row">
      <style:table-row-properties style:min-row-height="0.2083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style:font-name="Aptos" style:font-name-asian="Aptos" style:font-name-complex="Aptos"/>
    </style:style>
    <style:style style:name="P270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71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72" style:parent-style-name="Normal" style:family="paragraph">
      <style:paragraph-properties fo:margin-top="0.1666in" fo:margin-bottom="0.1666in"/>
    </style:style>
    <style:style style:name="T273" style:parent-style-name="Hyperlink" style:family="text">
      <style:text-properties style:font-name="Aptos" style:font-name-asian="Aptos" style:font-name-complex="Apto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NoSpacing"><text:span text:style-name="T6">42 Singapore</text:span></text:p>
          </table:table-cell>
        </table:table-row>
        <table:table-row table:style-name="TableRow7">
          <table:table-cell table:style-name="TableCell8">
            <text:p text:style-name="P9"><text:span text:style-name="T10">B1 Builders Programme</text:span></text:p>
          </table:table-cell>
        </table:table-row>
        <table:table-row table:style-name="TableRow11">
          <table:table-cell table:style-name="TableCell12">
            <text:p text:style-name="NoSpacing"><text:span text:style-name="T13">Date: 1 May 2026</text:span></text:p>
          </table:table-cell>
        </table:table-row>
      </table:table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</table:table-row>
      </table:table>
      <text:p text:style-name="P19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612395590" office:target-frame-name="_top" xlink:show="replace"><text:span text:style-name="Hyperlink">Why does this programme exist?</text:span><text:tab/><text:span text:style-name="Hyperlink">2</text:span></text:a></text:p>
          <text:p text:style-name="P21"><text:a xlink:href="#_Toc254658491" office:target-frame-name="_top" xlink:show="replace"><text:span text:style-name="Hyperlink">Who should apply</text:span><text:tab/><text:span text:style-name="Hyperlink">3</text:span></text:a></text:p>
          <text:p text:style-name="P22"><text:a xlink:href="#_Toc409947717" office:target-frame-name="_top" xlink:show="replace"><text:span text:style-name="Hyperlink">Selection Process</text:span><text:tab/><text:span text:style-name="Hyperlink">3</text:span></text:a></text:p>
          <text:p text:style-name="P23"><text:a xlink:href="#_Toc827110571" office:target-frame-name="_top" xlink:show="replace"><text:span text:style-name="Hyperlink">Step 1: Submit two AI-assisted projects (submission cutoff date: 15 May 2026)</text:span><text:tab/><text:span text:style-name="Hyperlink">4</text:span></text:a></text:p>
          <text:p text:style-name="P24"><text:a xlink:href="#_Toc1210268037" office:target-frame-name="_top" xlink:show="replace"><text:span text:style-name="Hyperlink">Step 2: Presentation Interview (latest by 18 May 2026)</text:span><text:tab/><text:span text:style-name="Hyperlink">6</text:span></text:a></text:p>
          <text:p text:style-name="P25"><text:a xlink:href="#_Toc761533627" office:target-frame-name="_top" xlink:show="replace"><text:span text:style-name="Hyperlink">Step 3: Training and Shadowing (TBC)</text:span><text:tab/><text:span text:style-name="Hyperlink">6</text:span></text:a></text:p>
          <text:p text:style-name="P26"><text:a xlink:href="#_Toc1986363846" office:target-frame-name="_top" xlink:show="replace"><text:span text:style-name="Hyperlink">Important Expectations</text:span><text:tab/><text:span text:style-name="Hyperlink">7</text:span></text:a></text:p>
          <text:p text:style-name="P27"><text:a xlink:href="#_Toc473618908" office:target-frame-name="_top" xlink:show="replace"><text:span text:style-name="Hyperlink">Timeline</text:span><text:tab/><text:span text:style-name="Hyperlink">7</text:span></text:a></text:p>
          <text:p text:style-name="P28"><text:a xlink:href="#_Toc485098874" office:target-frame-name="_top" xlink:show="replace"><text:span text:style-name="Hyperlink">Links</text:span><text:tab/><text:span text:style-name="Hyperlink">7</text:span></text:a></text:p>
        </text:index-body>
      </text:table-of-content>
      <text:p text:style-name="Normal"/>
      <text:p text:style-name="Normal"/>
      <text:p text:style-name="Normal"/>
      <text:p text:style-name="P29"/>
      <text:h text:style-name="P30" text:outline-level="2"><text:bookmark-start text:name="_Toc612395590"/>Why<text:s/>does this<text:s/>programme exist?<text:bookmark-end text:name="_Toc612395590"/></text:h>
      <text:p text:style-name="P31">42 Singapore is moving decisively towards AI-assisted development to stay relevant to industry needs.<text:s/></text:p>
      <text:p text:style-name="P32"><text:span text:style-name="T33">The<text:s/></text:span><text:span text:style-name="T34">B1 Builders</text:span><text:span text:style-name="T35"><text:s/></text:span><text:span text:style-name="T36">Programme</text:span><text:span text:style-name="T37"><text:s/>is a 42 Singapore initiative to identify<text:s/></text:span><text:span text:style-name="T38">student<text:s/></text:span><text:span text:style-name="T39">who can<text:s/></text:span><text:span text:style-name="T40">design and<text:s/></text:span><text:span text:style-name="T41">build practical</text:span><text:span text:style-name="T42"><text:s/>AI-assisted<text:s/></text:span><text:span text:style-name="T43">solutions</text:span><text:span text:style-name="T44"><text:s/></text:span><text:span text:style-name="T45">and<text:s/></text:span><text:span text:style-name="T46">prepare them to</text:span><text:span text:style-name="T47"><text:s/>support<text:s/></text:span><text:span text:style-name="T48">future AI-related initiatives</text:span><text:span text:style-name="T49"><text:s/>including hackathons</text:span><text:span text:style-name="T50">/ competitions</text:span><text:span text:style-name="T51">, industry projects, and external workshops.</text:span></text:p>
      <text:p text:style-name="P52">Students in this group are expected to:</text:p>
      <text:list text:style-name="LFO7" text:continue-numbering="true">
        <text:list-item>
          <text:p text:style-name="P53">Use AI effectively, responsibly, and creatively in software development.</text:p>
        </text:list-item>
        <text:list-item>
          <text:p text:style-name="P54">Explain technical ideas clearly to both technical and non-technical audiences.</text:p>
        </text:list-item>
        <text:list-item>
          <text:p text:style-name="P55">Collaborate confidently with peers and industry partners.</text:p>
        </text:list-item>
        <text:list-item>
          <text:p text:style-name="P56">Support<text:s/>external workshop<text:s/>participants in building prototypes<text:s/>with AI.</text:p>
        </text:list-item>
        <text:list-item>
          <text:p text:style-name="P57">Stay at the frontier of emerging technologies</text:p>
        </text:list-item>
      </text:list>
      <text:p text:style-name="P58"/>
      <text:h text:style-name="P59" text:outline-level="2"><text:bookmark-start text:name="_Toc254658491"/>Who should apply<text:bookmark-end text:name="_Toc254658491"/></text:h>
      <text:p text:style-name="P60"><text:span text:style-name="T61">This is suitable for students who:</text:span></text:p>
      <text:list text:style-name="LFO6" text:continue-numbering="true">
        <text:list-item>
          <text:p text:style-name="P62">Are already using AI tools such as ChatGPT, Claude, Gemini, GitHub Copilot, Cursor, Codex, or similar tools</text:p>
        </text:list-item>
        <text:list-item>
          <text:p text:style-name="P63">Can build or attempt fullstack web applications</text:p>
        </text:list-item>
        <text:list-item>
          <text:p text:style-name="P64">Are comfortable learning new tools quickly</text:p>
        </text:list-item>
        <text:list-item>
          <text:p text:style-name="P65">Can explain their thinking and workflow</text:p>
        </text:list-item>
        <text:list-item>
          <text:p text:style-name="P66">Are willing to support others as a facilitator or teaching assistant</text:p>
        </text:list-item>
        <text:list-item>
          <text:p text:style-name="P67">Can commit time for project submission, interview, training, and workshop support</text:p>
        </text:list-item>
      </text:list>
      <text:p text:style-name="P68"><text:span text:style-name="T69">You do not need to be perfect. The selection focuses on how you think, build, use AI, and improve.</text:span></text:p>
      <text:p text:style-name="Normal"/>
      <text:h text:style-name="P70" text:outline-level="2"><text:bookmark-start text:name="_Toc409947717"/>Selection Process<text:bookmark-end text:name="_Toc409947717"/></text:h>
      <text:h text:style-name="P71" text:outline-level="3"><text:bookmark-start text:name="_Toc827110571"/>Step 1: Submit two AI-assisted projects<text:s/>(submission cutoff date:<text:s/>15<text:s/>May<text:s/>2026)<text:bookmark-end text:name="_Toc827110571"/></text:h>
      <text:p text:style-name="P72"><text:span text:style-name="T73">You will complete and submit<text:s/></text:span><text:span text:style-name="T74">two AI-assisted projects</text:span><text:span text:style-name="T75"><text:s/>of<text:s/></text:span><text:span text:style-name="T76">two<text:s/></text:span><text:span text:style-name="T77">different scales. Both projects must include frontend and backend components.</text:span></text:p>
      <text:list text:style-name="LFO9" text:continue-numbering="true">
        <text:list-item>
          <text:p text:style-name="P78">For individual use</text:p>
        </text:list-item>
      </text:list>
      <text:p text:style-name="P79"><text:span text:style-name="T80">A project that supports<text:s/></text:span><text:span text:style-name="T81">one person’s personal or work-related</text:span><text:span text:style-name="T82"><text:s/>needs.</text:span></text:p>
      <text:p text:style-name="P83"/>
      <text:list text:style-name="LFO9" text:continue-numbering="true">
        <text:list-item>
          <text:p text:style-name="P84">For team, department, or<text:s/>organisational<text:s/>use</text:p>
        </text:list-item>
      </text:list>
      <text:p text:style-name="P85"><text:span text:style-name="T86">A project that operates on shared resources and<text:s/></text:span><text:span text:style-name="T87">supports multiple users</text:span><text:span text:style-name="T88"><text:s/>rather than a single individual</text:span><text:span text:style-name="T89">.</text:span></text:p>
      <text:p text:style-name="P90">The projects should demonstrate your ability to:</text:p>
      <text:list text:style-name="LFO10" text:continue-numbering="true">
        <text:list-item>
          <text:p text:style-name="P91">Build a working prototype with AI as a co-developer</text:p>
        </text:list-item>
        <text:list-item>
          <text:p text:style-name="P92">Structure prompts, refine outputs, and debug issues</text:p>
        </text:list-item>
        <text:list-item>
          <text:p text:style-name="P93">Explain what tools you used and why</text:p>
        </text:list-item>
        <text:list-item>
          <text:p text:style-name="P94">Present your development process clearly</text:p>
        </text:list-item>
      </text:list>
      <text:p text:style-name="P95">Project<text:s/>Deliverables:</text:p>
      <text:list text:style-name="LFO11" text:continue-numbering="true">
        <text:list-item>
          <text:p text:style-name="P96">Project repository links<text:s/>(with access permissions). One for each project.</text:p>
          <text:list text:continue-numbering="true">
            <text:list-item>
              <text:p text:style-name="P97">Suggested folder structure</text:p>
            </text:list-item>
          </text:list>
        </text:list-item>
      </text:list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ext:p text:style-name="P102">project/</text:p>
            <text:p text:style-name="P103">├──<text:s/>README.md</text:p>
            <text:p text:style-name="P104">├──<text:s/>LICENSE</text:p>
            <text:p text:style-name="P105">├──<text:s/>.gitignore</text:p>
            <text:p text:style-name="P106">├──<text:s/>requirements.txt / package.json</text:p>
            <text:p text:style-name="P107">│</text:p>
            <text:p text:style-name="P108">├──<text:s/>src/ <text:s text:c="7"/># main source code</text:p>
            <text:p text:style-name="P109">├──<text:s/>tests/ <text:s text:c="5"/># all testing code</text:p>
            <text:p text:style-name="P110">├──<text:s/>docs/ <text:s text:c="6"/># extended documentation</text:p>
            <text:p text:style-name="P111">├──<text:s/>scripts/ <text:s text:c="3"/># automation / utilities</text:p>
            <text:p text:style-name="P112">├──<text:s/>assets/ <text:s text:c="4"/>#<text:s/>optional<text:s/>images, media</text:p>
            <text:p text:style-name="P113">└──<text:s/>data/ <text:s text:c="6"/># optional datasets</text:p>
          </table:table-cell>
        </table:table-row>
      </table:table>
      <text:p text:style-name="ListParagraph"/>
      <text:list text:style-name="LFO12" text:continue-numbering="true">
        <text:list-item>
          <text:p text:style-name="P114">Sections to be included in<text:s/>README.md:</text:p>
        </text:list-item>
      </text:list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P119"># Project Title</text:p>
            <text:p text:style-name="P120"/>
            <text:p text:style-name="P121">## Overview</text:p>
            <text:p text:style-name="P122">### Problem</text:p>
            <text:p text:style-name="P123">-<text:s/>Who is affected?<text:s/></text:p>
            <text:p text:style-name="P124">-<text:s/>What<text:s/>is<text:s/>the issue?</text:p>
            <text:p text:style-name="P125"/>
            <text:p text:style-name="P126">### Outcome</text:p>
            <text:p text:style-name="P127">-<text:s/>What was achieved?<text:s/></text:p>
            <text:p text:style-name="P128">-<text:s/>Measurable results (if any).</text:p>
            <text:p text:style-name="P129">---</text:p>
            <text:p text:style-name="P130"/>
            <text:p text:style-name="P131">## Demo</text:p>
            <text:p text:style-name="P132">-<text:s/>How does the solution work from the user’s perspective, covering the main steps from start to finish?<text:s/></text:p>
            <text:p text:style-name="P133">-<text:s/>Provide screenshots, GIFs<text:s/>or demo video.</text:p>
            <text:p text:style-name="P134">---</text:p>
            <text:p text:style-name="P135"/>
            <text:p text:style-name="P136">##<text:s/>Technology<text:s/>Stack<text:s/></text:p>
            <text:p text:style-name="P137">###<text:s/>Frontend<text:s/>components:</text:p>
            <text:p text:style-name="P138">-<text:s/>List of client-side technologies used for user interaction.</text:p>
            <text:p text:style-name="P139"/>
            <text:p text:style-name="P140">###<text:s/>Backend<text:s/>components:</text:p>
            <text:p text:style-name="P141">-<text:s/>List of server-side technologies used for processing, APIs, and coordination.</text:p>
            <text:p text:style-name="P142">---</text:p>
            <text:p text:style-name="P143"/>
            <text:p text:style-name="P144">##<text:s/>Development Approach with AI</text:p>
            <text:p text:style-name="P145">- <text:s/>List<text:s/>of<text:s/>AI tools, services, models, and their purposes.</text:p>
            <text:p text:style-name="P146">- <text:s/>List<text:s/>of<text:s/>AI agents, including roles and skills.</text:p>
            <text:p text:style-name="P147"><text:span text:style-name="T148">- <text:s/></text:span>List<text:s/>of<text:s/>key prompts used.</text:p>
            <text:p text:style-name="P149"><text:span text:style-name="T150">- <text:s/></text:span>List<text:s/>of<text:s/>key review points<text:s/>and the corresponding decision made.</text:p>
            <text:p text:style-name="P151">---</text:p>
            <text:p text:style-name="P152"/>
            <text:p text:style-name="P153">## Installation</text:p>
            <text:p text:style-name="P154">Steps to run the project.</text:p>
            <text:p text:style-name="P155">---</text:p>
            <text:p text:style-name="P156"/>
            <text:p text:style-name="P157">## Usage</text:p>
            <text:p text:style-name="P158">How to use the project (commands, examples, expected behaviour).</text:p>
            <text:p text:style-name="P159">---</text:p>
            <text:p text:style-name="P160"/>
            <text:p text:style-name="P161">## Project Structure</text:p>
            <text:p text:style-name="P162">Explanation of key folders</text:p>
            <text:p text:style-name="P163">---</text:p>
            <text:p text:style-name="P164"/>
            <text:p text:style-name="P165">##<text:s/>Reflection</text:p>
            <text:p text:style-name="P166">-<text:s/>What worked, what failed, changes made, rationale.</text:p>
            <text:p text:style-name="P167"/>
          </table:table-cell>
        </table:table-row>
      </table:table>
      <text:p text:style-name="ListParagraph"/>
      <text:h text:style-name="P168" text:outline-level="3"><text:bookmark-start text:name="_Toc1210268037"/>Step 2: Presentation Interview<text:s/>(latest by<text:s/>18<text:s/>May<text:s/>2026)<text:bookmark-end text:name="_Toc1210268037"/></text:h>
      <text:p text:style-name="P169"><text:span text:style-name="T170">Shortlisted students will be invited to present their projects.</text:span></text:p>
      <text:p text:style-name="P171"><text:span text:style-name="T172">The interview will assess:</text:span></text:p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<text:span text:style-name="T179">Area</text:span></text:p>
          </table:table-cell>
          <table:table-cell table:style-name="TableCell180">
            <text:p text:style-name="P181"><text:span text:style-name="T182">What we look for</text:span></text:p>
          </table:table-cell>
        </table:table-row>
        <table:table-row table:style-name="TableRow183">
          <table:table-cell table:style-name="TableCell184">
            <text:p text:style-name="P185">Technical ability</text:p>
          </table:table-cell>
          <table:table-cell table:style-name="TableCell186">
            <text:p text:style-name="P187">Can you<text:s/>clearly<text:s/>explain<text:s/>your development process?</text:p>
            <text:p text:style-name="P188">Can you use AI effectively, responsibly, and creatively across diverse tools?</text:p>
          </table:table-cell>
        </table:table-row>
        <table:table-row table:style-name="TableRow189">
          <table:table-cell table:style-name="TableCell190">
            <text:p text:style-name="P191">Facilitation potential</text:p>
          </table:table-cell>
          <table:table-cell table:style-name="TableCell192">
            <text:p text:style-name="P193">Can you break down vague problems into workable steps<text:s/>for students?</text:p>
            <text:p text:style-name="P194">Can you guide students without doing it for them yourselves?</text:p>
            <text:p text:style-name="P195">Can you guide students to reflect, adapt, and improve?</text:p>
          </table:table-cell>
        </table:table-row>
      </table:table>
      <text:h text:style-name="P196" text:outline-level="3"><text:bookmark-start text:name="_Toc761533627"/>Step 3: Training and Shadowing<text:s/>(TBC)<text:bookmark-end text:name="_Toc761533627"/></text:h>
      <text:p text:style-name="P197"><text:span text:style-name="T198">Selected students may proceed to:</text:span></text:p>
      <text:list text:style-name="LFO4" text:continue-numbering="true">
        <text:list-item>
          <text:p text:style-name="P199">DAI training</text:p>
        </text:list-item>
        <text:list-item>
          <text:p text:style-name="P200">Hands-on collaborative sessions</text:p>
        </text:list-item>
        <text:list-item>
          <text:p text:style-name="P201">Workshop shadowing</text:p>
        </text:list-item>
        <text:list-item>
          <text:p text:style-name="P202">Facilitator readiness activities</text:p>
        </text:list-item>
        <text:list-item>
          <text:p text:style-name="P203">Future paid workshop support opportunities</text:p>
        </text:list-item>
      </text:list>
      <text:p text:style-name="P204">The first batch may also help shape the framework for future batches.</text:p>
      <text:p text:style-name="P205"/>
      <text:p text:style-name="P206">Programme Benefits and Opportunities</text:p>
      <text:p text:style-name="P207"><text:span text:style-name="T208">Selected students</text:span><text:span text:style-name="T209"><text:s/>will</text:span><text:span text:style-name="T210"><text:s/>receive</text:span><text:span text:style-name="T211">:</text:span></text:p>
      <text:list text:style-name="LFO3" text:continue-numbering="true">
        <text:list-item>
          <text:p text:style-name="P212">Training<text:s/>to become workshop facilitators</text:p>
        </text:list-item>
        <text:list-item>
          <text:p text:style-name="P213">Exposure to AI tools and workflows</text:p>
        </text:list-item>
        <text:list-item>
          <text:p text:style-name="P214">Experience<text:s/>facilitating<text:s/>external<text:s/>workshops</text:p>
        </text:list-item>
        <text:list-item>
          <text:p text:style-name="P215">Allowances for<text:s/>student facilitator<text:s/>roles, starting<text:s/>from SGD 20/hour, with<text:s/>possible<text:s/>progression based on experience, performance, and workshop responsibility.</text:p>
        </text:list-item>
        <text:list-item>
          <text:p text:style-name="P216">Recognition as part of the B1 Builders group.<text:s/></text:p>
        </text:list-item>
        <text:list-item>
          <text:p text:style-name="P217">Possible sponsored opportunities for<text:s/>selected<text:s/>top performers, including hackathon-related pathways</text:p>
        </text:list-item>
      </text:list>
      <text:h text:style-name="P218" text:outline-level="2"><text:bookmark-start text:name="_Toc1986363846"/>Important Expectations<text:bookmark-end text:name="_Toc1986363846"/></text:h>
      <text:p text:style-name="P219"><text:span text:style-name="T220">Students selected into B1 Builders are expected to take AI seriously as part of modern software development.</text:span></text:p>
      <text:p text:style-name="P221"><text:span text:style-name="T222">This means:</text:span></text:p>
      <text:list text:style-name="LFO1" text:continue-numbering="true">
        <text:list-item>
          <text:p text:style-name="P223">Do not only rely on manual coding.</text:p>
        </text:list-item>
        <text:list-item>
          <text:p text:style-name="P224">Do not blindly copy AI output.</text:p>
        </text:list-item>
        <text:list-item>
          <text:p text:style-name="P225">Use AI to reason, build, test, debug, and improve.</text:p>
        </text:list-item>
        <text:list-item>
          <text:p text:style-name="P226">Be able to explain what the AI did and what you did.</text:p>
        </text:list-item>
        <text:list-item>
          <text:p text:style-name="P227">Build responsibly and avoid using sensitive data in public AI tools.</text:p>
        </text:list-item>
        <text:list-item>
          <text:p text:style-name="P228">Help others learn, not just show your own skills.</text:p>
        </text:list-item>
      </text:list>
      <text:p text:style-name="Normal"/>
      <text:h text:style-name="P229" text:outline-level="2"><text:bookmark-start text:name="_Toc473618908"/>Timeline<text:bookmark-end text:name="_Toc473618908"/></text:h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Batch</text:p>
          </table:table-cell>
          <table:table-cell table:style-name="TableCell237">
            <text:p text:style-name="P238">Key Event</text:p>
          </table:table-cell>
          <table:table-cell table:style-name="TableCell239">
            <text:p text:style-name="P240">Date</text:p>
          </table:table-cell>
        </table:table-row>
        <table:table-row table:style-name="TableRow241">
          <table:table-cell table:style-name="TableCell242">
            <text:p text:style-name="P243">Batch 1</text:p>
          </table:table-cell>
          <table:table-cell table:style-name="TableCell244">
            <text:p text:style-name="P245">Attend Design AI workshop as participants</text:p>
          </table:table-cell>
          <table:table-cell table:style-name="TableCell246">
            <text:p text:style-name="P247"><text:span text:style-name="T248">Completed</text:span></text:p>
          </table:table-cell>
        </table:table-row>
        <table:table-row table:style-name="TableRow249">
          <table:table-cell table:style-name="TableCell250">
            <text:p text:style-name="P251">Batch 1</text:p>
          </table:table-cell>
          <table:table-cell table:style-name="TableCell252">
            <text:p text:style-name="P253">Project submission</text:p>
          </table:table-cell>
          <table:table-cell table:style-name="TableCell254">
            <text:p text:style-name="P255">Now till 15 May 2026</text:p>
          </table:table-cell>
        </table:table-row>
        <table:table-row table:style-name="TableRow256">
          <table:table-cell table:style-name="TableCell257">
            <text:p text:style-name="P258">Batch 1</text:p>
          </table:table-cell>
          <table:table-cell table:style-name="TableCell259">
            <text:p text:style-name="P260">Presentation<text:s/>Interview</text:p>
          </table:table-cell>
          <table:table-cell table:style-name="TableCell261">
            <text:p text:style-name="P262">18 May 2026</text:p>
          </table:table-cell>
        </table:table-row>
        <table:table-row table:style-name="TableRow263">
          <table:table-cell table:style-name="TableCell264">
            <text:p text:style-name="P265">Batch 1</text:p>
          </table:table-cell>
          <table:table-cell table:style-name="TableCell266">
            <text:p text:style-name="P267">Training and Shadowing</text:p>
          </table:table-cell>
          <table:table-cell table:style-name="TableCell268">
            <text:p text:style-name="P269">TBC</text:p>
          </table:table-cell>
        </table:table-row>
      </table:table>
      <text:p text:style-name="P270"/>
      <text:h text:style-name="P271" text:outline-level="2"><text:bookmark-start text:name="_Toc485098874"/>Links<text:bookmark-end text:name="_Toc485098874"/></text:h>
      <text:p text:style-name="P272"><text:a xlink:href="https://forms.cloud.microsoft/Pages/ResponsePage.aspx?id=drd2NJDpck-5UGJImDFiPYx43-3KcoRPgkIKYMzPp2NUMTdKSUtGOU9OR003NkpZWEk3QTJYTEVOSy4u" office:target-frame-name="_top" xlink:show="replace"><text:span text:style-name="T273">42 x SA | AI Taskforce application – Fill out form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fo:font-size="11pt" style:font-size-asian="11pt" style:font-size-complex="11pt" style:language-asian="en" style:country-asian="US"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style:language-asian="en" style:country-asian="US"/>
    </style:style>
    <style:style style:name="TOCHeading" style:display-name="TOC Heading" style:family="paragraph" style:parent-style-name="Heading1" style:next-style-name="Normal">
      <style:paragraph-properties fo:margin-top="0.1666in" fo:margin-bottom="0in" fo:line-height="107%"/>
      <style:text-properties fo:font-size="16pt" style:font-size-asian="16pt" style:font-size-complex="16pt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2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ptos" style:font-name-asian="MS Mincho" style:font-name-complex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Aptos" style:font-name-asian="MS Mincho" style:font-name-complex="Aria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Aptos" style:font-name-asian="MS Mincho" style:font-name-complex="Aria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Aptos" style:font-name-asian="MS Mincho" style:font-name-complex="Aria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Aptos" style:font-name-asian="MS Mincho" style:font-name-complex="Aria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ptos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1 Builders Programme</dc:title>
    <dc:description/>
    <dc:subject>Date: 1 May 2026</dc:subject>
    <meta:initial-creator>Thanapol Liangsoonthornsit</meta:initial-creator>
    <dc:creator>Thia Wei Soon</dc:creator>
    <meta:creation-date>2026-05-08T04:06:00Z</meta:creation-date>
    <dc:date>2026-05-08T04:06:00Z</dc:date>
    <meta:template xlink:href="Normal.dotm" xlink:type="simple"/>
    <meta:editing-cycles>199</meta:editing-cycles>
    <meta:editing-duration>PT0S</meta:editing-duration>
    <meta:user-defined meta:name="MSIP_Label_be298231-ee28-4c9e-9ffa-238d0040efda_Enabled">true</meta:user-defined>
    <meta:user-defined meta:name="MSIP_Label_be298231-ee28-4c9e-9ffa-238d0040efda_SetDate">2026-04-28T07:37:47Z</meta:user-defined>
    <meta:user-defined meta:name="MSIP_Label_be298231-ee28-4c9e-9ffa-238d0040efda_Method">Privileged</meta:user-defined>
    <meta:user-defined meta:name="MSIP_Label_be298231-ee28-4c9e-9ffa-238d0040efda_Name">Public</meta:user-defined>
    <meta:user-defined meta:name="MSIP_Label_be298231-ee28-4c9e-9ffa-238d0040efda_SiteId">3476b776-e990-4f72-b950-62489831623d</meta:user-defined>
    <meta:user-defined meta:name="MSIP_Label_be298231-ee28-4c9e-9ffa-238d0040efda_ActionId">4475ee20-5743-405b-83ce-600231becfb8</meta:user-defined>
    <meta:user-defined meta:name="MSIP_Label_be298231-ee28-4c9e-9ffa-238d0040efda_ContentBits">0</meta:user-defined>
    <meta:user-defined meta:name="MSIP_Label_be298231-ee28-4c9e-9ffa-238d0040efda_Tag">10, 0, 1, 2</meta:user-defined>
    <meta:document-statistic meta:page-count="1" meta:paragraph-count="13" meta:word-count="993" meta:character-count="6643" meta:row-count="47" meta:non-whitespace-character-count="5663"/>
  </office:meta>
</office:document-meta>
</file>